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3333"/>
    </style:style>
    <style:style style:name="P2" style:family="paragraph" style:parent-style-name="Text_20_body">
      <style:text-properties fo:color="#ff3333" fo:font-size="18pt" style:font-size-asian="18pt" style:font-size-complex="18pt"/>
    </style:style>
    <style:style style:name="P3" style:family="paragraph" style:parent-style-name="Heading_20_4">
      <style:text-properties fo:color="#ff3333" fo:font-size="18pt" style:font-size-asian="18pt" style:font-size-complex="18pt"/>
    </style:style>
    <style:style style:name="P4" style:family="paragraph" style:parent-style-name="Heading_20_2">
      <style:text-properties fo:color="#ff3333"/>
    </style:style>
    <style:style style:name="P5" style:family="paragraph" style:parent-style-name="Sender">
      <style:paragraph-properties fo:margin-top="0cm" fo:margin-bottom="0.499cm"/>
      <style:text-properties fo:color="#ff3333"/>
    </style:style>
    <style:style style:name="P6" style:family="paragraph" style:parent-style-name="Heading_20_1">
      <style:text-properties fo:color="#ff3333" fo:font-size="18pt" style:font-size-asian="18pt" style:font-size-complex="18pt"/>
    </style:style>
    <style:style style:name="P7" style:family="paragraph" style:parent-style-name="Heading_20_4">
      <style:text-properties fo:color="#ff3333" fo:font-size="18pt" style:font-size-asian="18pt" style:font-size-complex="18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paragraph-properties fo:margin-top="0cm" fo:margin-bottom="0cm"/>
    </style:style>
    <style:style style:name="P25" style:family="paragraph" style:parent-style-name="Text_20_body" style:list-style-name="L1">
      <style:paragraph-properties fo:margin-top="0cm" fo:margin-bottom="0cm"/>
    </style:style>
    <style:style style:name="P26" style:family="paragraph" style:parent-style-name="Text_20_body" style:list-style-name="L2">
      <style:paragraph-properties fo:margin-top="0cm" fo:margin-bottom="0cm"/>
    </style:style>
    <style:style style:name="P27" style:family="paragraph" style:parent-style-name="Text_20_body" style:list-style-name="L3">
      <style:paragraph-properties fo:margin-top="0cm" fo:margin-bottom="0cm"/>
    </style:style>
    <style:style style:name="P28" style:family="paragraph" style:parent-style-name="Text_20_body" style:list-style-name="L4">
      <style:paragraph-properties fo:margin-top="0cm" fo:margin-bottom="0cm"/>
    </style:style>
    <style:style style:name="P29" style:family="paragraph" style:parent-style-name="Text_20_body" style:list-style-name="L5">
      <style:paragraph-properties fo:margin-top="0cm" fo:margin-bottom="0cm"/>
    </style:style>
    <style:style style:name="P30" style:family="paragraph" style:parent-style-name="Text_20_body" style:list-style-name="L6">
      <style:paragraph-properties fo:margin-top="0cm" fo:margin-bottom="0cm"/>
    </style:style>
    <style:style style:name="P31" style:family="paragraph" style:parent-style-name="Text_20_body" style:list-style-name="L8">
      <style:paragraph-properties fo:margin-top="0cm" fo:margin-bottom="0cm"/>
    </style:style>
    <style:style style:name="P32" style:family="paragraph" style:parent-style-name="Text_20_body" style:list-style-name="L9">
      <style:paragraph-properties fo:margin-top="0cm" fo:margin-bottom="0cm"/>
    </style:style>
    <style:style style:name="P33" style:family="paragraph" style:parent-style-name="Text_20_body" style:list-style-name="L10">
      <style:paragraph-properties fo:margin-top="0cm" fo:margin-bottom="0cm"/>
    </style:style>
    <style:style style:name="P34" style:family="paragraph" style:parent-style-name="Text_20_body" style:list-style-name="L11">
      <style:paragraph-properties fo:margin-top="0cm" fo:margin-bottom="0cm"/>
    </style:style>
    <style:style style:name="P35" style:family="paragraph" style:parent-style-name="Text_20_body" style:list-style-name="L12">
      <style:paragraph-properties fo:margin-top="0cm" fo:margin-bottom="0cm"/>
    </style:style>
    <style:style style:name="P36" style:family="paragraph" style:parent-style-name="Text_20_body" style:list-style-name="L13">
      <style:paragraph-properties fo:margin-top="0cm" fo:margin-bottom="0cm"/>
    </style:style>
    <style:style style:name="P37" style:family="paragraph" style:parent-style-name="Text_20_body" style:list-style-name="L14">
      <style:paragraph-properties fo:margin-top="0cm" fo:margin-bottom="0cm"/>
    </style:style>
    <style:style style:name="P38" style:family="paragraph" style:parent-style-name="Text_20_body" style:list-style-name="L15">
      <style:paragraph-properties fo:margin-top="0cm" fo:margin-bottom="0cm"/>
    </style:style>
    <style:style style:name="P39" style:family="paragraph" style:parent-style-name="Text_20_body" style:list-style-name="L16">
      <style:paragraph-properties fo:margin-top="0cm" fo:margin-bottom="0cm"/>
    </style:style>
    <style:style style:name="T1" style:family="text">
      <style:text-properties fo:font-weight="bold"/>
    </style:style>
    <style:style style:name="T2" style:family="text">
      <style:text-properties fo:color="#ff333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section text:style-name="Sect1" text:name="content">
          <text:section text:style-name="Sect1" text:name="primary">
            <text:h text:style-name="Heading_20_1" text:outline-level="1">À propos</text:h>
            <text:p text:style-name="Text_20_body"><draw:frame draw:style-name="fr1" draw:name="images1" text:anchor-type="as-char" svg:width="1.997cm" svg:height="0.998cm" draw:z-index="0"><draw:image xlink:href="https://ogphoto54.files.wordpress.com/2020/06/portrait-ogphoto-2019.jpg?w=1024" xlink:type="simple" xlink:show="embed" xlink:actuate="onLoad"/></draw:frame> </text:p>
            <text:h text:style-name="Heading_20_2" text:outline-level="2">Une petite présentation du photographe,</text:h>
            <text:p text:style-name="Text_20_body">Je m’appelle Olivier et je suis né en 1975 à Nancy (France). La photo n’a pas été ma passion première durant ma jeunesse, juste assez pour réaliser quelques photos de famille, d’amis et de souvenirs de vacances.</text:p>
            <text:p text:style-name="Text_20_body"><text:line-break/>C’est en 2010 que je fais l’acquisition de mon premier appareil photo reflex NIKON afin d’immortaliser mes enfants.</text:p>
            <text:p text:style-name="Text_20_body">J’en profite pour rejoindre le Club Photo-Vidéo Dombaslois en 2012 afin d’apprendre les bases de la photo et de sortir du fameux mode tout automatique.</text:p>
            <text:p text:style-name="Text_20_body">C’est là que je découvre l’univers du studio, je comprends très vite que ce domaine sera mien.</text:p>
            <text:p text:style-name="Text_20_body">Depuis décembre 2015, c’est en photographe autodidacte que je travaille la lumière en studio. Pour cela, je diversifie les thèmes avec des personnes qui ont su me faire confiance : mode, portrait, famille, mais aussi artistique et sportif (danses classique et contemporaine, pole-dance), lingerie et nu artistique. Je m’applique à réaliser de belles lumières pour sublimer la féminité (mais pas que).</text:p>
            <text:p text:style-name="Text_20_body">Même si je pratique beaucoup le studio, il m’arrive d’en sortir car j’aime varier les thèmes. Que ce soit sur une voie ferrée abandonnée, un chemin dans la nature ou au bord de l’eau, en ville ou dans un château.</text:p>
            <text:p text:style-name="Text_20_body">La photographie est pour moi l’occasion de faire de belles rencontres. C’est un moment privilégié d’échanges, d’écoute, de convivialité et complicité avec toujours l’objectif de réaliser de belles photos.</text:p>
            <text:p text:style-name="Text_20_body"><text:line-break/>Bienvenue dans mon univers…</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iart Jean Michel</meta:initial-creator>
    <meta:creation-date>2022-09-09T11:56:55.59</meta:creation-date>
    <dc:date>2022-09-09T13:27:36</dc:date>
    <dc:creator>Triart Jean Michel</dc:creator>
    <meta:editing-duration>PT24M38S</meta:editing-duration>
    <meta:editing-cycles>3</meta:editing-cycles>
    <meta:generator>OpenOffice/4.1.7$Win32 OpenOffice.org_project/417m1$Build-9800</meta:generator>
    <meta:document-statistic meta:table-count="0" meta:image-count="1" meta:object-count="0" meta:page-count="1" meta:paragraph-count="11" meta:word-count="238" meta:character-count="1465"/>
  </office:meta>
</office:document-meta>
</file>